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99820" table:style-name="ce17">
            <text:p>899.820</text:p>
          </table:table-cell>
          <table:table-cell office:value-type="float" office:value="111200" table:style-name="ce18">
            <text:p>111.200</text:p>
          </table:table-cell>
          <table:table-cell office:value-type="float" office:value="343800" table:style-name="ce18">
            <text:p>343.800</text:p>
          </table:table-cell>
          <table:table-cell office:value-type="float" office:value="1354820" table:style-name="ce19">
            <text:p>1.354.820</text:p>
          </table:table-cell>
          <table:table-cell office:value-type="float" office:value="1163449" table:style-name="ce19">
            <text:p>1.163.449</text:p>
          </table:table-cell>
          <table:table-cell office:value-type="percentage" office:value="0.85874802556797214" table:style-name="ce20">
            <text:p>85,9%</text:p>
          </table:table-cell>
          <table:table-cell office:value-type="float" office:value="406759" table:style-name="ce17">
            <text:p>406.759</text:p>
          </table:table-cell>
          <table:table-cell office:value-type="date" office:date-value="2021-03-17T00:00:00" table:style-name="ce21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65285" table:style-name="ce22">
            <text:p>165.285</text:p>
          </table:table-cell>
          <table:table-cell office:value-type="float" office:value="21700" table:style-name="ce23">
            <text:p>21.700</text:p>
          </table:table-cell>
          <table:table-cell office:value-type="float" office:value="54000" table:style-name="ce23">
            <text:p>54.000</text:p>
          </table:table-cell>
          <table:table-cell office:value-type="float" office:value="240985" table:style-name="ce24">
            <text:p>240.985</text:p>
          </table:table-cell>
          <table:table-cell office:value-type="float" office:value="194938" table:style-name="ce24">
            <text:p>194.938</text:p>
          </table:table-cell>
          <table:table-cell office:value-type="percentage" office:value="0.80892171711932281" table:style-name="ce25">
            <text:p>80,9%</text:p>
          </table:table-cell>
          <table:table-cell office:value-type="float" office:value="66924" table:style-name="ce22">
            <text:p>66.924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61195" table:style-name="ce22">
            <text:p>161.195</text:p>
          </table:table-cell>
          <table:table-cell office:value-type="float" office:value="20700" table:style-name="ce23">
            <text:p>20.700</text:p>
          </table:table-cell>
          <table:table-cell office:value-type="float" office:value="41500" table:style-name="ce23">
            <text:p>41.500</text:p>
          </table:table-cell>
          <table:table-cell office:value-type="float" office:value="223395" table:style-name="ce24">
            <text:p>223.395</text:p>
          </table:table-cell>
          <table:table-cell office:value-type="float" office:value="177134" table:style-name="ce24">
            <text:p>177.134</text:p>
          </table:table-cell>
          <table:table-cell office:value-type="percentage" office:value="0.79291837328498849" table:style-name="ce25">
            <text:p>79,3%</text:p>
          </table:table-cell>
          <table:table-cell office:value-type="float" office:value="68103" table:style-name="ce22">
            <text:p>68.103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86940" table:style-name="ce22">
            <text:p>86.940</text:p>
          </table:table-cell>
          <table:table-cell office:value-type="float" office:value="11100" table:style-name="ce23">
            <text:p>11.100</text:p>
          </table:table-cell>
          <table:table-cell office:value-type="float" office:value="47500" table:style-name="ce23">
            <text:p>47.500</text:p>
          </table:table-cell>
          <table:table-cell office:value-type="float" office:value="145540" table:style-name="ce24">
            <text:p>145.540</text:p>
          </table:table-cell>
          <table:table-cell office:value-type="float" office:value="117035" table:style-name="ce24">
            <text:p>117.035</text:p>
          </table:table-cell>
          <table:table-cell office:value-type="percentage" office:value="0.80414319087536068" table:style-name="ce25">
            <text:p>80,4%</text:p>
          </table:table-cell>
          <table:table-cell office:value-type="float" office:value="32845" table:style-name="ce22">
            <text:p>32.845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86000" table:style-name="ce22">
            <text:p>186.000</text:p>
          </table:table-cell>
          <table:table-cell office:value-type="float" office:value="22900" table:style-name="ce23">
            <text:p>22.900</text:p>
          </table:table-cell>
          <table:table-cell office:value-type="float" office:value="88400" table:style-name="ce23">
            <text:p>88.400</text:p>
          </table:table-cell>
          <table:table-cell office:value-type="float" office:value="297300" table:style-name="ce24">
            <text:p>297.300</text:p>
          </table:table-cell>
          <table:table-cell office:value-type="float" office:value="228382" table:style-name="ce24">
            <text:p>228.382</text:p>
          </table:table-cell>
          <table:table-cell office:value-type="percentage" office:value="0.76818701648166832" table:style-name="ce25">
            <text:p>76,8%</text:p>
          </table:table-cell>
          <table:table-cell office:value-type="float" office:value="73061" table:style-name="ce22">
            <text:p>73.061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9125" table:style-name="ce22">
            <text:p>79.125</text:p>
          </table:table-cell>
          <table:table-cell office:value-type="float" office:value="9700" table:style-name="ce23">
            <text:p>9.700</text:p>
          </table:table-cell>
          <table:table-cell office:value-type="float" office:value="23600" table:style-name="ce23">
            <text:p>23.600</text:p>
          </table:table-cell>
          <table:table-cell office:value-type="float" office:value="112425" table:style-name="ce24">
            <text:p>112.425</text:p>
          </table:table-cell>
          <table:table-cell office:value-type="float" office:value="85106" table:style-name="ce24">
            <text:p>85.106</text:p>
          </table:table-cell>
          <table:table-cell office:value-type="percentage" office:value="0.75700244607516121" table:style-name="ce25">
            <text:p>75,7%</text:p>
          </table:table-cell>
          <table:table-cell office:value-type="float" office:value="31378" table:style-name="ce22">
            <text:p>31.378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364755" table:style-name="ce22">
            <text:p>364.755</text:p>
          </table:table-cell>
          <table:table-cell office:value-type="float" office:value="47700" table:style-name="ce23">
            <text:p>47.700</text:p>
          </table:table-cell>
          <table:table-cell office:value-type="float" office:value="97300" table:style-name="ce23">
            <text:p>97.300</text:p>
          </table:table-cell>
          <table:table-cell office:value-type="float" office:value="509755" table:style-name="ce24">
            <text:p>509.755</text:p>
          </table:table-cell>
          <table:table-cell office:value-type="float" office:value="389307" table:style-name="ce24">
            <text:p>389.307</text:p>
          </table:table-cell>
          <table:table-cell office:value-type="percentage" office:value="0.76371394101087775" table:style-name="ce25">
            <text:p>76,4%</text:p>
          </table:table-cell>
          <table:table-cell office:value-type="float" office:value="129760" table:style-name="ce22">
            <text:p>129.760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9715" table:style-name="ce22">
            <text:p>239.715</text:p>
          </table:table-cell>
          <table:table-cell office:value-type="float" office:value="31000" table:style-name="ce23">
            <text:p>31.000</text:p>
          </table:table-cell>
          <table:table-cell office:value-type="float" office:value="83100" table:style-name="ce23">
            <text:p>83.100</text:p>
          </table:table-cell>
          <table:table-cell office:value-type="float" office:value="353815" table:style-name="ce24">
            <text:p>353.815</text:p>
          </table:table-cell>
          <table:table-cell office:value-type="float" office:value="254487" table:style-name="ce24">
            <text:p>254.487</text:p>
          </table:table-cell>
          <table:table-cell office:value-type="percentage" office:value="0.71926571795995087" table:style-name="ce25">
            <text:p>71,9%</text:p>
          </table:table-cell>
          <table:table-cell office:value-type="float" office:value="86593" table:style-name="ce22">
            <text:p>86.593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19620" table:style-name="ce22">
            <text:p>819.620</text:p>
          </table:table-cell>
          <table:table-cell office:value-type="float" office:value="105400" table:style-name="ce23">
            <text:p>105.400</text:p>
          </table:table-cell>
          <table:table-cell office:value-type="float" office:value="316100" table:style-name="ce23">
            <text:p>316.100</text:p>
          </table:table-cell>
          <table:table-cell office:value-type="float" office:value="1241120" table:style-name="ce24">
            <text:p>1.241.120</text:p>
          </table:table-cell>
          <table:table-cell office:value-type="float" office:value="915213" table:style-name="ce24">
            <text:p>915.213</text:p>
          </table:table-cell>
          <table:table-cell office:value-type="percentage" office:value="0.73740895320355804" table:style-name="ce25">
            <text:p>73,7%</text:p>
          </table:table-cell>
          <table:table-cell office:value-type="float" office:value="260858" table:style-name="ce22">
            <text:p>260.858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50640" table:style-name="ce22">
            <text:p>450.640</text:p>
          </table:table-cell>
          <table:table-cell office:value-type="float" office:value="57800" table:style-name="ce23">
            <text:p>57.800</text:p>
          </table:table-cell>
          <table:table-cell office:value-type="float" office:value="205400" table:style-name="ce23">
            <text:p>205.400</text:p>
          </table:table-cell>
          <table:table-cell office:value-type="float" office:value="713840" table:style-name="ce24">
            <text:p>713.840</text:p>
          </table:table-cell>
          <table:table-cell office:value-type="float" office:value="530413" table:style-name="ce24">
            <text:p>530.413</text:p>
          </table:table-cell>
          <table:table-cell office:value-type="percentage" office:value="0.74304185811946655" table:style-name="ce25">
            <text:p>74,3%</text:p>
          </table:table-cell>
          <table:table-cell office:value-type="float" office:value="176797" table:style-name="ce22">
            <text:p>176.797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43405" table:style-name="ce22">
            <text:p>143.405</text:p>
          </table:table-cell>
          <table:table-cell office:value-type="float" office:value="17800" table:style-name="ce23">
            <text:p>17.800</text:p>
          </table:table-cell>
          <table:table-cell office:value-type="float" office:value="43200" table:style-name="ce23">
            <text:p>43.200</text:p>
          </table:table-cell>
          <table:table-cell office:value-type="float" office:value="204405" table:style-name="ce24">
            <text:p>204.405</text:p>
          </table:table-cell>
          <table:table-cell office:value-type="float" office:value="156742" table:style-name="ce24">
            <text:p>156.742</text:p>
          </table:table-cell>
          <table:table-cell office:value-type="percentage" office:value="0.76682077248599589" table:style-name="ce25">
            <text:p>76,7%</text:p>
          </table:table-cell>
          <table:table-cell office:value-type="float" office:value="57469" table:style-name="ce22">
            <text:p>57.469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3675" table:style-name="ce22">
            <text:p>313.675</text:p>
          </table:table-cell>
          <table:table-cell office:value-type="float" office:value="41400" table:style-name="ce23">
            <text:p>41.400</text:p>
          </table:table-cell>
          <table:table-cell office:value-type="float" office:value="109800" table:style-name="ce23">
            <text:p>109.800</text:p>
          </table:table-cell>
          <table:table-cell office:value-type="float" office:value="464875" table:style-name="ce24">
            <text:p>464.875</text:p>
          </table:table-cell>
          <table:table-cell office:value-type="float" office:value="370076" table:style-name="ce24">
            <text:p>370.076</text:p>
          </table:table-cell>
          <table:table-cell office:value-type="percentage" office:value="0.79607636461414355" table:style-name="ce25">
            <text:p>79,6%</text:p>
          </table:table-cell>
          <table:table-cell office:value-type="float" office:value="108250" table:style-name="ce22">
            <text:p>108.250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41015" table:style-name="ce22">
            <text:p>41.015</text:p>
          </table:table-cell>
          <table:table-cell office:value-type="float" office:value="4800" table:style-name="ce23">
            <text:p>4.800</text:p>
          </table:table-cell>
          <table:table-cell office:value-type="float" office:value="12900" table:style-name="ce23">
            <text:p>12.900</text:p>
          </table:table-cell>
          <table:table-cell office:value-type="float" office:value="58715" table:style-name="ce24">
            <text:p>58.715</text:p>
          </table:table-cell>
          <table:table-cell office:value-type="float" office:value="48465" table:style-name="ce24">
            <text:p>48.465</text:p>
          </table:table-cell>
          <table:table-cell office:value-type="percentage" office:value="0.82542791450225661" table:style-name="ce25">
            <text:p>82,5%</text:p>
          </table:table-cell>
          <table:table-cell office:value-type="float" office:value="15104" table:style-name="ce22">
            <text:p>15.104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667995" table:style-name="ce22">
            <text:p>667.995</text:p>
          </table:table-cell>
          <table:table-cell office:value-type="float" office:value="85200" table:style-name="ce23">
            <text:p>85.200</text:p>
          </table:table-cell>
          <table:table-cell office:value-type="float" office:value="275500" table:style-name="ce23">
            <text:p>275.500</text:p>
          </table:table-cell>
          <table:table-cell office:value-type="float" office:value="1028695" table:style-name="ce24">
            <text:p>1.028.695</text:p>
          </table:table-cell>
          <table:table-cell office:value-type="float" office:value="814603" table:style-name="ce24">
            <text:p>814.603</text:p>
          </table:table-cell>
          <table:table-cell office:value-type="percentage" office:value="0.79188000330515851" table:style-name="ce25">
            <text:p>79,2%</text:p>
          </table:table-cell>
          <table:table-cell office:value-type="float" office:value="210252" table:style-name="ce22">
            <text:p>210.252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2185" table:style-name="ce22">
            <text:p>162.185</text:p>
          </table:table-cell>
          <table:table-cell office:value-type="float" office:value="19800" table:style-name="ce23">
            <text:p>19.800</text:p>
          </table:table-cell>
          <table:table-cell office:value-type="float" office:value="61300" table:style-name="ce23">
            <text:p>61.300</text:p>
          </table:table-cell>
          <table:table-cell office:value-type="float" office:value="243285" table:style-name="ce24">
            <text:p>243.285</text:p>
          </table:table-cell>
          <table:table-cell office:value-type="float" office:value="185005" table:style-name="ce24">
            <text:p>185.005</text:p>
          </table:table-cell>
          <table:table-cell office:value-type="percentage" office:value="0.76044556795527873" table:style-name="ce25">
            <text:p>76,0%</text:p>
          </table:table-cell>
          <table:table-cell office:value-type="float" office:value="58598" table:style-name="ce22">
            <text:p>58.598</text:p>
          </table:table-cell>
          <table:table-cell office:value-type="date" office:date-value="2021-03-16T00:00:00" table:style-name="ce26">
            <text:p>1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6785" table:style-name="ce22">
            <text:p>76.785</text:p>
          </table:table-cell>
          <table:table-cell office:value-type="float" office:value="9700" table:style-name="ce23">
            <text:p>9.700</text:p>
          </table:table-cell>
          <table:table-cell office:value-type="float" office:value="26800" table:style-name="ce23">
            <text:p>26.800</text:p>
          </table:table-cell>
          <table:table-cell office:value-type="float" office:value="113285" table:style-name="ce24">
            <text:p>113.285</text:p>
          </table:table-cell>
          <table:table-cell office:value-type="float" office:value="90919" table:style-name="ce24">
            <text:p>90.919</text:p>
          </table:table-cell>
          <table:table-cell office:value-type="percentage" office:value="0.80256874255197075" table:style-name="ce25">
            <text:p>80,3%</text:p>
          </table:table-cell>
          <table:table-cell office:value-type="float" office:value="29319" table:style-name="ce22">
            <text:p>29.319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38500" table:style-name="ce22">
            <text:p>238.500</text:p>
          </table:table-cell>
          <table:table-cell office:value-type="float" office:value="30800" table:style-name="ce23">
            <text:p>30.800</text:p>
          </table:table-cell>
          <table:table-cell office:value-type="float" office:value="90200" table:style-name="ce23">
            <text:p>90.200</text:p>
          </table:table-cell>
          <table:table-cell office:value-type="float" office:value="359500" table:style-name="ce24">
            <text:p>359.500</text:p>
          </table:table-cell>
          <table:table-cell office:value-type="float" office:value="254750" table:style-name="ce24">
            <text:p>254.750</text:p>
          </table:table-cell>
          <table:table-cell office:value-type="percentage" office:value="0.70862308762169679" table:style-name="ce25">
            <text:p>70,9%</text:p>
          </table:table-cell>
          <table:table-cell office:value-type="float" office:value="69823" table:style-name="ce22">
            <text:p>69.823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900" table:style-name="ce23">
            <text:p>900</text:p>
          </table:table-cell>
          <table:table-cell office:value-type="float" office:value="3500" table:style-name="ce23">
            <text:p>3.500</text:p>
          </table:table-cell>
          <table:table-cell office:value-type="float" office:value="9890" table:style-name="ce24">
            <text:p>9.890</text:p>
          </table:table-cell>
          <table:table-cell office:value-type="float" office:value="9424" table:style-name="ce24">
            <text:p>9.424</text:p>
          </table:table-cell>
          <table:table-cell office:value-type="percentage" office:value="0.95288169868554096" table:style-name="ce25">
            <text:p>95,3%</text:p>
          </table:table-cell>
          <table:table-cell office:value-type="float" office:value="2541" table:style-name="ce22">
            <text:p>2.541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800" table:style-name="ce23">
            <text:p>800</text:p>
          </table:table-cell>
          <table:table-cell office:value-type="float" office:value="3500" table:style-name="ce23">
            <text:p>3.500</text:p>
          </table:table-cell>
          <table:table-cell office:value-type="float" office:value="8620" table:style-name="ce24">
            <text:p>8.620</text:p>
          </table:table-cell>
          <table:table-cell office:value-type="float" office:value="7915" table:style-name="ce24">
            <text:p>7.915</text:p>
          </table:table-cell>
          <table:table-cell office:value-type="percentage" office:value="0.9182134570765661" table:style-name="ce25">
            <text:p>91,8%</text:p>
          </table:table-cell>
          <table:table-cell office:value-type="float" office:value="2379" table:style-name="ce22">
            <text:p>2.379</text:p>
          </table:table-cell>
          <table:table-cell office:value-type="date" office:date-value="2021-03-17T00:00:00" table:style-name="ce27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5106465" table:style-name="ce28">
            <text:p>5.106.465</text:p>
          </table:table-cell>
          <table:table-cell office:value-type="float" office:value="650400" table:style-name="ce29">
            <text:p>650.400</text:p>
          </table:table-cell>
          <table:table-cell office:value-type="float" office:value="1927400" table:style-name="ce30">
            <text:p>1.927.400</text:p>
          </table:table-cell>
          <table:table-cell office:value-type="float" office:value="7684265" table:style-name="ce31">
            <text:p>7.684.265</text:p>
          </table:table-cell>
          <table:table-cell office:value-type="float" office:value="5993363" table:style-name="ce31">
            <text:p>5.993.363</text:p>
          </table:table-cell>
          <table:table-cell office:value-type="percentage" office:value="0.77995266951360998" table:style-name="ce32">
            <text:p>78,0%</text:p>
          </table:table-cell>
          <table:table-cell office:value-type="float" office:value="1886813" table:style-name="ce31">
            <text:p>1.886.813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9936" table:style-name="ce7">
            <text:p>39.936</text:p>
          </table:table-cell>
          <table:table-cell office:value-type="float" office:value="37756" table:style-name="ce7">
            <text:p>37.756</text:p>
          </table:table-cell>
          <table:table-cell office:value-type="percentage" office:value="0.95882451801877511" table:style-name="ce8">
            <text:p>95,9%</text:p>
          </table:table-cell>
          <table:table-cell office:value-type="percentage" office:value="0.90648483829920046" table:style-name="ce8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627" table:style-name="ce10">
            <text:p>17.627</text:p>
          </table:table-cell>
          <table:table-cell office:value-type="float" office:value="16555" table:style-name="ce10">
            <text:p>16.555</text:p>
          </table:table-cell>
          <table:table-cell office:value-type="percentage" office:value="0.98883653090990686" table:style-name="ce11">
            <text:p>98,9%</text:p>
          </table:table-cell>
          <table:table-cell office:value-type="percentage" office:value="0.92869965219342532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11" table:style-name="ce10">
            <text:p>11.411</text:p>
          </table:table-cell>
          <table:table-cell office:value-type="float" office:value="10953" table:style-name="ce10">
            <text:p>10.953</text:p>
          </table:table-cell>
          <table:table-cell office:value-type="percentage" office:value="0.95505523937060599" table:style-name="ce11">
            <text:p>95,5%</text:p>
          </table:table-cell>
          <table:table-cell office:value-type="percentage" office:value="0.91672246401071311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033" table:style-name="ce10">
            <text:p>5.033</text:p>
          </table:table-cell>
          <table:table-cell office:value-type="float" office:value="4684" table:style-name="ce10">
            <text:p>4.684</text:p>
          </table:table-cell>
          <table:table-cell office:value-type="percentage" office:value="0.91575691411935956" table:style-name="ce11">
            <text:p>91,6%</text:p>
          </table:table-cell>
          <table:table-cell office:value-type="percentage" office:value="0.8522561863173217" table:style-name="ce11">
            <text:p>85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230" table:style-name="ce9">
            <text:p>10.230</text:p>
          </table:table-cell>
          <table:table-cell office:value-type="float" office:value="10230" table:style-name="ce10">
            <text:p>10.230</text:p>
          </table:table-cell>
          <table:table-cell office:value-type="float" office:value="8551" table:style-name="ce10">
            <text:p>8.55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3587487781036163" table:style-name="ce11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664" table:style-name="ce10">
            <text:p>6.664</text:p>
          </table:table-cell>
          <table:table-cell office:value-type="float" office:value="5997" table:style-name="ce10">
            <text:p>5.997</text:p>
          </table:table-cell>
          <table:table-cell office:value-type="percentage" office:value="0.96314496314496312" table:style-name="ce11">
            <text:p>96,3%</text:p>
          </table:table-cell>
          <table:table-cell office:value-type="percentage" office:value="0.86674374909669027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5089" table:style-name="ce10">
            <text:p>45.089</text:p>
          </table:table-cell>
          <table:table-cell office:value-type="float" office:value="42471" table:style-name="ce10">
            <text:p>42.471</text:p>
          </table:table-cell>
          <table:table-cell office:value-type="percentage" office:value="0.93652508048603178" table:style-name="ce11">
            <text:p>93,7%</text:p>
          </table:table-cell>
          <table:table-cell office:value-type="percentage" office:value="0.88214767888669643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0322" table:style-name="ce9">
            <text:p>70.322</text:p>
          </table:table-cell>
          <table:table-cell office:value-type="float" office:value="69646" table:style-name="ce10">
            <text:p>69.646</text:p>
          </table:table-cell>
          <table:table-cell office:value-type="float" office:value="56688" table:style-name="ce10">
            <text:p>56.688</text:p>
          </table:table-cell>
          <table:table-cell office:value-type="percentage" office:value="0.9903870765905407" table:style-name="ce11">
            <text:p>99,0%</text:p>
          </table:table-cell>
          <table:table-cell office:value-type="percentage" office:value="0.80612041750803443" table:style-name="ce11">
            <text:p>8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409" table:style-name="ce10">
            <text:p>28.409</text:p>
          </table:table-cell>
          <table:table-cell office:value-type="float" office:value="24739" table:style-name="ce10">
            <text:p>24.739</text:p>
          </table:table-cell>
          <table:table-cell office:value-type="percentage" office:value="0.99332167832167828" table:style-name="ce11">
            <text:p>99,3%</text:p>
          </table:table-cell>
          <table:table-cell office:value-type="percentage" office:value="0.86499999999999999" table:style-name="ce11">
            <text:p>86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43" table:style-name="ce10">
            <text:p>14.343</text:p>
          </table:table-cell>
          <table:table-cell office:value-type="float" office:value="13337" table:style-name="ce10">
            <text:p>13.337</text:p>
          </table:table-cell>
          <table:table-cell office:value-type="percentage" office:value="0.94200709313017206" table:style-name="ce11">
            <text:p>94,2%</text:p>
          </table:table-cell>
          <table:table-cell office:value-type="percentage" office:value="0.87593589911992642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220" table:style-name="ce10">
            <text:p>22.220</text:p>
          </table:table-cell>
          <table:table-cell office:value-type="float" office:value="20555" table:style-name="ce10">
            <text:p>20.555</text:p>
          </table:table-cell>
          <table:table-cell office:value-type="percentage" office:value="0.9821428571428571" table:style-name="ce11">
            <text:p>98,2%</text:p>
          </table:table-cell>
          <table:table-cell office:value-type="percentage" office:value="0.90854844413012725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75" table:style-name="ce10">
            <text:p>3.275</text:p>
          </table:table-cell>
          <table:table-cell office:value-type="float" office:value="3127" table:style-name="ce10">
            <text:p>3.127</text:p>
          </table:table-cell>
          <table:table-cell office:value-type="percentage" office:value="0.99634925463948887" table:style-name="ce11">
            <text:p>99,6%</text:p>
          </table:table-cell>
          <table:table-cell office:value-type="percentage" office:value="0.95132339519318532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6956" table:style-name="ce9">
            <text:p>46.956</text:p>
          </table:table-cell>
          <table:table-cell office:value-type="float" office:value="46533" table:style-name="ce10">
            <text:p>46.533</text:p>
          </table:table-cell>
          <table:table-cell office:value-type="float" office:value="41353" table:style-name="ce10">
            <text:p>41.353</text:p>
          </table:table-cell>
          <table:table-cell office:value-type="percentage" office:value="0.99099156657296195" table:style-name="ce11">
            <text:p>99,1%</text:p>
          </table:table-cell>
          <table:table-cell office:value-type="percentage" office:value="0.88067552602436328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076" table:style-name="ce10">
            <text:p>11.076</text:p>
          </table:table-cell>
          <table:table-cell office:value-type="float" office:value="9859" table:style-name="ce10">
            <text:p>9.859</text:p>
          </table:table-cell>
          <table:table-cell office:value-type="percentage" office:value="0.9319310054690787" table:style-name="ce11">
            <text:p>93,2%</text:p>
          </table:table-cell>
          <table:table-cell office:value-type="percentage" office:value="0.82953302482120317" table:style-name="ce11">
            <text:p>8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23" table:style-name="ce10">
            <text:p>7.923</text:p>
          </table:table-cell>
          <table:table-cell office:value-type="float" office:value="7596" table:style-name="ce10">
            <text:p>7.596</text:p>
          </table:table-cell>
          <table:table-cell office:value-type="percentage" office:value="0.94965839626033799" table:style-name="ce11">
            <text:p>95,0%</text:p>
          </table:table-cell>
          <table:table-cell office:value-type="percentage" office:value="0.91046386192017259" table:style-name="ce11">
            <text:p>91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4" table:style-name="ce10">
            <text:p>304</text:p>
          </table:table-cell>
          <table:table-cell office:value-type="float" office:value="263" table:style-name="ce10">
            <text:p>263</text:p>
          </table:table-cell>
          <table:table-cell office:value-type="percentage" office:value="0.96507936507936509" table:style-name="ce11">
            <text:p>96,5%</text:p>
          </table:table-cell>
          <table:table-cell office:value-type="percentage" office:value="0.83492063492063495" table:style-name="ce11">
            <text:p>83,5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3942" table:formula="of:=SUM([.B2:.B20])" table:style-name="ce12">
            <text:p>393.942</text:p>
          </table:table-cell>
          <table:table-cell office:value-type="float" office:value="383575" table:formula="of:=SUM([.C2:.C20])" table:style-name="ce12">
            <text:p>383.575</text:p>
          </table:table-cell>
          <table:table-cell office:value-type="float" office:value="343781" table:formula="of:=SUM([.D2:.D20])" table:style-name="ce12">
            <text:p>343.781</text:p>
          </table:table-cell>
          <table:table-cell office:value-type="percentage" office:value="0.97368394332160568" table:formula="of:=[.C21]/[.B21]" table:style-name="ce13">
            <text:p>97,4%</text:p>
          </table:table-cell>
          <table:table-cell office:value-type="percentage" office:value="0.87266907311228559" table:formula="of:=[.D21]/[.B21]" table:style-name="ce13">
            <text:p>87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18T17:53:10Z</dc:date>
  </office:meta>
</office:document-meta>
</file>